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in"/>
    </style:style>
    <style:style style:name="T1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fo:language="ru" fo:country="RU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fo:language="uk" fo:country="UA"/>
    </style:style>
    <style:style style:name="P12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13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14" style:parent-style-name="Standard" style:family="paragraph">
      <style:paragraph-properties fo:text-align="center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15" style:parent-style-name="Standard" style:family="paragraph">
      <style:paragraph-properties fo:text-align="center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color="#000000" fo:font-size="26pt" style:font-size-asian="26pt" fo:language="uk" fo:country="UA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color="#000000" fo:font-size="26pt" style:font-size-asian="26pt" fo:language="uk" fo:country="UA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color="#000000" fo:font-size="26pt" style:font-size-asian="26pt" fo:language="uk" fo:country="UA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fo:color="#000000" fo:font-size="36pt" style:font-size-asian="36pt" fo:language="uk" fo:country="UA"/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36pt" style:font-size-asian="36pt" fo:language="ru" fo:country="RU"/>
    </style:style>
    <style:style style:name="P22" style:parent-style-name="Standard" style:family="paragraph">
      <style:paragraph-properties fo:text-align="center"/>
      <style:text-properties style:font-name="Times New Roman" style:font-name-complex="Times New Roman" fo:font-style="italic" style:font-style-asian="italic" fo:color="#000000" fo:font-size="16pt" style:font-size-asian="16pt" fo:language="uk" fo:country="UA"/>
    </style:style>
    <style:style style:name="P23" style:parent-style-name="Standard" style:family="paragraph">
      <style:paragraph-properties fo:text-align="center"/>
      <style:text-properties style:font-name="Times New Roman" style:font-name-complex="Times New Roman" fo:font-style="italic" style:font-style-asian="italic" fo:color="#000000" fo:font-size="22pt" style:font-size-asian="22pt" style:font-size-complex="22pt" fo:language="uk" fo:country="UA"/>
    </style:style>
    <style:style style:name="P24" style:parent-style-name="Standard" style:family="paragraph">
      <style:paragraph-properties fo:text-align="center" fo:margin-bottom="0in"/>
      <style:text-properties style:font-name="Times New Roman" style:font-name-complex="Times New Roman" fo:font-style="italic" style:font-style-asian="italic" fo:color="#000000" fo:font-size="16pt" style:font-size-asian="16pt" fo:language="uk" fo:country="UA"/>
    </style:style>
    <style:style style:name="P25" style:parent-style-name="Standard" style:family="paragraph">
      <style:paragraph-properties fo:text-align="center" fo:margin-bottom="0in"/>
      <style:text-properties style:font-name="Times New Roman" style:font-name-complex="Times New Roman" fo:font-style="italic" style:font-style-asian="italic" fo:color="#000000" fo:font-size="16pt" style:font-size-asian="16pt" fo:language="uk" fo:country="UA"/>
    </style:style>
    <style:style style:name="P26" style:parent-style-name="Standard" style:family="paragraph">
      <style:paragraph-properties fo:text-align="end"/>
      <style:text-properties fo:color="#000000" fo:font-size="10pt" style:font-size-asian="10pt" fo:language="uk" fo:country="UA"/>
    </style:style>
    <style:style style:name="P27" style:parent-style-name="Standard" style:family="paragraph">
      <style:paragraph-properties fo:text-align="end" fo:margin-bottom="0in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28" style:parent-style-name="Standard" style:family="paragraph">
      <style:paragraph-properties fo:text-align="end" fo:margin-bottom="0in"/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29" style:parent-style-name="Standard" style:family="paragraph">
      <style:paragraph-properties fo:text-align="end" fo:margin-bottom="0in"/>
      <style:text-properties style:font-name="Times New Roman" style:font-name-complex="Times New Roman" fo:color="#000000" fo:font-size="14pt" style:font-size-asian="14pt" fo:language="uk" fo:country="UA"/>
    </style:style>
    <style:style style:name="P30" style:parent-style-name="Standard" style:family="paragraph">
      <style:paragraph-properties fo:text-align="end" fo:margin-bottom="0in"/>
    </style:style>
    <style:style style:name="T31" style:parent-style-name="Основнойшрифтабзаца" style:family="text">
      <style:text-properties style:font-name="Times New Roman" style:font-name-complex="Times New Roman" fo:color="#000000" fo:font-size="14pt" style:font-size-asian="14pt" fo:language="uk" fo:country="UA"/>
    </style:style>
    <style:style style:name="P32" style:parent-style-name="Standard" style:family="paragraph">
      <style:paragraph-properties fo:text-align="end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33" style:parent-style-name="Standard" style:family="paragraph">
      <style:paragraph-properties fo:text-align="end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34" style:parent-style-name="Standard" style:family="paragraph">
      <style:paragraph-properties fo:text-align="end" fo:margin-bottom="0in"/>
      <style:text-properties style:font-name="Times New Roman" style:font-name-complex="Times New Roman" fo:color="#000000" fo:font-size="14pt" style:font-size-asian="14pt" fo:language="uk" fo:country="UA"/>
    </style:style>
    <style:style style:name="P35" style:parent-style-name="Standard" style:family="paragraph">
      <style:paragraph-properties fo:text-align="end" fo:margin-bottom="0in"/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36" style:parent-style-name="Standard" style:family="paragraph">
      <style:paragraph-properties fo:text-align="end" fo:margin-bottom="0in"/>
      <style:text-properties style:font-name="Times New Roman" style:font-name-complex="Times New Roman" fo:font-style="italic" style:font-style-asian="italic" fo:color="#000000" fo:font-size="14pt" style:font-size-asian="14pt" fo:language="uk" fo:country="UA"/>
    </style:style>
    <style:style style:name="P37" style:parent-style-name="Standard" style:family="paragraph">
      <style:paragraph-properties fo:text-align="end" fo:margin-bottom="0in"/>
      <style:text-properties fo:color="#000000" fo:font-size="1pt" style:font-size-asian="1pt" fo:language="uk" fo:country="UA"/>
    </style:style>
    <style:style style:name="P38" style:parent-style-name="Standard" style:family="paragraph">
      <style:paragraph-properties fo:text-align="end" fo:margin-bottom="0in"/>
      <style:text-properties fo:color="#000000" fo:font-size="1pt" style:font-size-asian="1pt" fo:language="uk" fo:country="UA"/>
    </style:style>
    <style:style style:name="P39" style:parent-style-name="Standard" style:family="paragraph">
      <style:paragraph-properties fo:text-align="end" fo:margin-bottom="0in"/>
      <style:text-properties fo:color="#000000" fo:font-size="1pt" style:font-size-asian="1pt" fo:language="uk" fo:country="UA"/>
    </style:style>
    <style:style style:name="P40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1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2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3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4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5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6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7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8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49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0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1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2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3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4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5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6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7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8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59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0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1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2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3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4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5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6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7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8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69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0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1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2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3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4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5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6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7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8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79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0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1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2" style:parent-style-name="Standard" style:family="paragraph">
      <style:paragraph-properties fo:margin-bottom="0in"/>
      <style:text-properties fo:color="#000000" fo:font-size="1pt" style:font-size-asian="1pt" fo:language="uk" fo:country="UA"/>
    </style:style>
    <style:style style:name="P83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84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85" style:parent-style-name="Standard" style:family="paragraph">
      <style:paragraph-properties fo:text-align="center" fo:margin-bottom="0in"/>
      <style:text-properties style:font-name="Times New Roman" style:font-name-complex="Times New Roman" fo:font-weight="bold" style:font-weight-asian="bold" fo:color="#000000" fo:font-size="14pt" style:font-size-asian="14pt"/>
    </style:style>
    <style:style style:name="P86" style:parent-style-name="Standard" style:family="paragraph">
      <style:paragraph-properties fo:text-align="center" fo:margin-bottom="0in"/>
    </style:style>
    <style:style style:name="T8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fo:language="uk" fo:country="UA"/>
    </style:style>
    <style:style style:name="P88" style:parent-style-name="Standard" style:family="paragraph">
      <style:paragraph-properties fo:margin-bottom="0in"/>
    </style:style>
    <style:style style:name="T8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0" style:parent-style-name="Standard" style:family="paragraph">
      <style:paragraph-properties fo:margin-bottom="0in"/>
    </style:style>
    <style:style style:name="T9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uk" fo:country="UA" style:language-asian="uk" style:country-asian="UA"/>
    </style:style>
    <style:style style:name="P92" style:parent-style-name="Standard" style:family="paragraph">
      <style:paragraph-properties fo:margin-bottom="0in"/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3" style:parent-style-name="Standard" style:family="paragraph">
      <style:paragraph-properties fo:margin-bottom="0in"/>
      <style:text-properties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94" style:parent-style-name="Standard" style:family="paragraph">
      <style:paragraph-properties fo:margin-bottom="0in"/>
      <style:text-properties fo:font-size="10pt" style:font-size-asian="10pt" style:font-size-complex="10pt" fo:language="ru" fo:country="RU"/>
    </style:style>
    <style:style style:name="P9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9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9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9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9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0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1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2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3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4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5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6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0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1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176" style:parent-style-name="Standard" style:family="paragraph">
      <style:paragraph-properties fo:margin-bottom="0in"/>
    </style:style>
    <style:style style:name="T177" style:parent-style-name="Основнойшрифтабзаца" style:family="text">
      <style:text-properties fo:font-size="10pt" style:font-size-asian="10pt" style:font-size-complex="10pt"/>
    </style:style>
    <style:style style:name="T17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79" style:parent-style-name="Основнойшрифтабзаца" style:family="text">
      <style:text-properties fo:font-size="10pt" style:font-size-asian="10pt" style:font-size-complex="10pt"/>
    </style:style>
    <style:style style:name="T18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81" style:parent-style-name="Основнойшрифтабзаца" style:family="text">
      <style:text-properties fo:font-size="10pt" style:font-size-asian="10pt" style:font-size-complex="10pt"/>
    </style:style>
    <style:style style:name="T18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83" style:parent-style-name="Standard" style:family="paragraph">
      <style:paragraph-properties fo:margin-bottom="0in"/>
    </style:style>
    <style:style style:name="T184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85" style:parent-style-name="Основнойшрифтабзаца" style:family="text">
      <style:text-properties fo:font-size="10pt" style:font-size-asian="10pt" style:font-size-complex="10pt"/>
    </style:style>
    <style:style style:name="T186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87" style:parent-style-name="Основнойшрифтабзаца" style:family="text">
      <style:text-properties fo:font-size="10pt" style:font-size-asian="10pt" style:font-size-complex="10pt"/>
    </style:style>
    <style:style style:name="T18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89" style:parent-style-name="Основнойшрифтабзаца" style:family="text">
      <style:text-properties fo:font-size="10pt" style:font-size-asian="10pt" style:font-size-complex="10pt"/>
    </style:style>
    <style:style style:name="T19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91" style:parent-style-name="Standard" style:family="paragraph">
      <style:paragraph-properties fo:margin-bottom="0in"/>
    </style:style>
    <style:style style:name="T19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93" style:parent-style-name="Основнойшрифтабзаца" style:family="text">
      <style:text-properties fo:font-size="10pt" style:font-size-asian="10pt" style:font-size-complex="10pt"/>
    </style:style>
    <style:style style:name="T194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95" style:parent-style-name="Основнойшрифтабзаца" style:family="text">
      <style:text-properties fo:font-size="10pt" style:font-size-asian="10pt" style:font-size-complex="10pt"/>
    </style:style>
    <style:style style:name="T196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97" style:parent-style-name="Основнойшрифтабзаца" style:family="text">
      <style:text-properties fo:font-size="10pt" style:font-size-asian="10pt" style:font-size-complex="10pt"/>
    </style:style>
    <style:style style:name="T19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P199" style:parent-style-name="Standard" style:family="paragraph">
      <style:paragraph-properties fo:margin-bottom="0in"/>
    </style:style>
    <style:style style:name="T20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201" style:parent-style-name="Основнойшрифтабзаца" style:family="text">
      <style:text-properties fo:font-size="10pt" style:font-size-asian="10pt" style:font-size-complex="10pt"/>
    </style:style>
    <style:style style:name="P202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3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4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5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6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7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8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09" style:parent-style-name="Standard" style:family="paragraph">
      <style:paragraph-properties fo:margin-bottom="0in"/>
      <style:text-properties fo:font-size="10pt" style:font-size-asian="10pt" style:font-size-complex="10pt"/>
    </style:style>
    <style:style style:name="P210" style:parent-style-name="Standard" style:family="paragraph">
      <style:paragraph-properties fo:margin-bottom="0in"/>
    </style:style>
    <style:style style:name="T211" style:parent-style-name="Основнойшрифтабзаца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0">М</text:span><text:span text:style-name="T11">ІНІСТЕРСТВО ОСВІТИ І НАУКИ УКРАЇНИ</text:span></text:p>
      <text:p text:style-name="P12">Національний технічний університет України</text:p>
      <text:p text:style-name="P13">«Київський Політехнічний Інститут»</text:p>
      <text:p text:style-name="P14">Факультет інформатики та обчислювальної техніки</text:p>
      <text:p text:style-name="P15">Кафедра<text:s/>обчислювальної техніки</text:p>
      <text:p text:style-name="P16"/>
      <text:p text:style-name="P17"/>
      <text:p text:style-name="P18"/>
      <text:p text:style-name="P19"><text:span text:style-name="T20">Лабораторна робота №</text:span><text:span text:style-name="T21">3</text:span></text:p>
      <text:p text:style-name="P22">з дисципліни «Методи оптимізації і планування експерименту»</text:p>
      <text:p text:style-name="P23">на тему“Проведення трьохфакторного експерименту з використанням лінійного рівняння регресії”</text:p>
      <text:p text:style-name="P24"/>
      <text:p text:style-name="P25"/>
      <text:p text:style-name="P26"/>
      <text:p text:style-name="P27"/>
      <text:p text:style-name="P28">Виконав:</text:p>
      <text:p text:style-name="P29">студент 2-го курсу ФІОТ</text:p>
      <text:p text:style-name="P30"><text:span text:style-name="T31">групи ІО-82</text:span></text:p>
      <text:p text:style-name="P32">Шевчук О. Б.</text:p>
      <text:p text:style-name="P33">Номер у списку: 24</text:p>
      <text:p text:style-name="P34"/>
      <text:p text:style-name="P35">Перевірив:</text:p>
      <text:p text:style-name="P36">Регіда П. Г.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><text:span text:style-name="T87">Київ – 2020</text:span></text:p>
      <text:p text:style-name="P88"><text:soft-page-break/><text:span text:style-name="T89">Варіант</text:span></text:p>
      <text:p text:style-name="P90"><text:span text:style-name="T91"><draw:frame draw:z-index="251658240" draw:style-name="a0" draw:name="Image1" text:anchor-type="paragraph" svg:x="0.0138in" svg:y="0.1146in" svg:width="4.6764in" svg:height="0.2291in" style:rel-width="scale" style:rel-height="scale"><draw:image xlink:href="media/image1.png" xlink:type="simple" xlink:show="embed" xlink:actuate="onLoad"/><svg:title/><svg:desc/></draw:frame></text:span></text:p>
      <text:p text:style-name="P92"/>
      <text:p text:style-name="P93">Лістинг коду програми</text:p>
      <text:p text:style-name="P94"/>
      <text:p text:style-name="P95">import numpy as np</text:p>
      <text:p text:style-name="P96">from scipy.stats import t, f</text:p>
      <text:p text:style-name="P97"/>
      <text:p text:style-name="P98"/>
      <text:p text:style-name="P99">def normalise(factors, def_matrx):</text:p>
      <text:p text:style-name="P100"><text:s text:c="4"/>X0 = np.mean(def_matrx, axis=1)</text:p>
      <text:p text:style-name="P101"><text:s text:c="4"/>delta = np.array([(def_matrx[i, 1] - X0[i]) for i in range(len(factors[0]))])</text:p>
      <text:p text:style-name="P102"><text:s text:c="4"/>X_norm = np.array(</text:p>
      <text:p text:style-name="P103"><text:s text:c="8"/>[[round((factors[i, j] - X0[j]) / delta[j], 3) for j in range(len(factors[i]))]</text:p>
      <text:p text:style-name="P104"><text:s text:c="9"/>for i in range(len(factors))])</text:p>
      <text:p text:style-name="P105"><text:s text:c="4"/>return X_norm</text:p>
      <text:p text:style-name="P106"/>
      <text:p text:style-name="P107"/>
      <text:p text:style-name="P108">def cohran(Y_matrix):</text:p>
      <text:p text:style-name="P109"><text:s text:c="4"/>fish = fisher(0.95, 1, (6 - 1) * 4)</text:p>
      <text:p text:style-name="P110"><text:s text:c="4"/>mean_Y = np.mean(Y_matrix, axis=1)</text:p>
      <text:p text:style-name="P111"><text:s text:c="4"/>dispersion_Y = np.mean((Y_matrix.T - mean_Y) ** 2, axis=0)</text:p>
      <text:p text:style-name="P112"><text:s text:c="4"/>Gp = np.max(dispersion_Y) / (np.sum(dispersion_Y))</text:p>
      <text:p text:style-name="P113"><text:s text:c="4"/>if Gp &lt; fish/(fish+(6-1)-2):</text:p>
      <text:p text:style-name="P114"><text:s text:c="8"/>return True</text:p>
      <text:p text:style-name="P115"><text:s text:c="4"/>return False</text:p>
      <text:p text:style-name="P116"/>
      <text:p text:style-name="P117"/>
      <text:p text:style-name="P118">def student(prob, f3):</text:p>
      <text:p text:style-name="P119"><text:s text:c="4"/>x_vec = [i*0.0001 for i in range(int(5/0.0001))]</text:p>
      <text:p text:style-name="P120"><text:s text:c="4"/>par = 0.5 + prob/0.1*0.05</text:p>
      <text:p text:style-name="P121"><text:s text:c="4"/>for i in x_vec:</text:p>
      <text:p text:style-name="P122"><text:s text:c="8"/>if abs(t.cdf(i, f3) - par) &lt; 0.000005:</text:p>
      <text:p text:style-name="P123"><text:s text:c="12"/>return i</text:p>
      <text:p text:style-name="P124"/>
      <text:p text:style-name="P125"/>
      <text:p text:style-name="P126">def students_t_test(norm_matrix, Y_matrix):</text:p>
      <text:p text:style-name="P127"><text:s text:c="4"/>mean_Y = np.mean(Y_matrix, axis=1)</text:p>
      <text:p text:style-name="P128"><text:s text:c="4"/>dispersion_Y = np.mean((Y_matrix.T - mean_Y) ** 2, axis=0)</text:p>
      <text:p text:style-name="P129"><text:s text:c="4"/>mean_dispersion = np.mean(dispersion_Y)</text:p>
      <text:p text:style-name="P130"><text:s text:c="4"/>sigma = np.sqrt(mean_dispersion / (4 * 6))</text:p>
      <text:p text:style-name="P131"><text:s text:c="4"/>betta = np.mean(norm_matrix.T * mean_Y, axis=1)</text:p>
      <text:p text:style-name="P132"><text:s text:c="4"/>f3 = (6 - 1) * 4</text:p>
      <text:p text:style-name="P133"><text:s text:c="4"/>t = np.abs(betta) / sigma</text:p>
      <text:p text:style-name="P134"><text:s text:c="4"/>return np.where(t &gt; student(0.95, f3))</text:p>
      <text:p text:style-name="P135"/>
      <text:p text:style-name="P136"/>
      <text:p text:style-name="P137">def fisher(prob, d, f3):</text:p>
      <text:p text:style-name="P138"><text:s text:c="4"/>x_vec = [i*0.001 for i in range(int(10/0.001))]</text:p>
      <text:p text:style-name="P139"><text:s text:c="4"/>for i in x_vec:</text:p>
      <text:p text:style-name="P140"><text:s text:c="8"/>if abs(f.cdf(i, 4-d, f3)-prob) &lt; 0.0001:</text:p>
      <text:p text:style-name="P141"><text:s text:c="12"/>return i</text:p>
      <text:p text:style-name="P142"/>
      <text:p text:style-name="P143"/>
      <text:p text:style-name="P144">def fisher_criteria(Y_matrix, d):</text:p>
      <text:p text:style-name="P145"><text:s text:c="4"/>if d == 4:</text:p>
      <text:p text:style-name="P146"><text:s text:c="8"/>return False</text:p>
      <text:p text:style-name="P147"><text:s text:c="4"/>sad = 6 / (4 - d) * np.mean(check1 - mean_Y)</text:p>
      <text:p text:style-name="P148"><text:s text:c="4"/>mean_dispersion = np.mean(np.mean((Y_matrix.T - mean_Y) ** 2, axis=0))</text:p>
      <text:p text:style-name="P149"><text:s text:c="4"/>Fp = sad / mean_dispersion</text:p>
      <text:p text:style-name="P150"><text:s text:c="4"/>f3 = (6 - 1) * 4</text:p>
      <text:p text:style-name="P151"><text:s text:c="4"/>if Fp &gt; fisher(0.95, d, f3):</text:p>
      <text:p text:style-name="P152"><text:s text:c="8"/>return False</text:p>
      <text:p text:style-name="P153"><text:s text:c="4"/>return True</text:p>
      <text:p text:style-name="P154"/>
      <text:p text:style-name="P155"/>
      <text:p text:style-name="P156">x1min, x1max = -20, 15</text:p>
      <text:p text:style-name="P157">x2min, x2max = 25, 45</text:p>
      <text:p text:style-name="P158">x3min, x3max = -20, -15</text:p>
      <text:p text:style-name="P159">def_matrx = np.array([[x1min, x1max], [x2min, x2max], [x3min, x3max]])</text:p>
      <text:p text:style-name="P160">factors = np.array([np.random.randint(x1min, x1max, size=4), np.random.randint(x2min, x2max, size=4), np.random.randint(x3min, x3max, size=4)]).T</text:p>
      <text:p text:style-name="P161">norm_factors = normalise(factors, def_matrx)</text:p>
      <text:p text:style-name="P162">factors = np.insert(factors, 0, 1, axis=1)</text:p>
      <text:p text:style-name="P163">norm_factors = np.insert(norm_factors, 0, 1, axis=1)</text:p>
      <text:p text:style-name="P164">Y_matrix = np.random.randint(200 + np.mean(def_matrx, axis=0)[0], 200 + np.mean(def_matrx, axis=0)[1], size=(4, 6))</text:p>
      <text:p text:style-name="P165">mean_Y = np.mean(Y_matrix, axis=1)</text:p>
      <text:p text:style-name="P166"/>
      <text:p text:style-name="P167">if cohran(Y_matrix):</text:p>
      <text:p text:style-name="P168"><text:s text:c="4"/>b_natural = np.linalg.lstsq(factors, mean_Y, rcond=None)[0]</text:p>
      <text:p text:style-name="P169"><text:s text:c="4"/>b_norm = np.linalg.lstsq(norm_factors, mean_Y, rcond=None)[0]</text:p>
      <text:p text:style-name="P170"><text:s text:c="4"/>check1 = np.sum(b_natural * factors, axis=1)</text:p>
      <text:p text:style-name="P171"><text:s text:c="4"/>check2 = np.sum(b_norm * norm_factors, axis=1)</text:p>
      <text:p text:style-name="P172"><text:s text:c="4"/>indexes = students_t_test(norm_factors, Y_matrix)</text:p>
      <text:p text:style-name="P173"><text:s text:c="4"/>print("Фактори: \n", factors)</text:p>
      <text:p text:style-name="P174"><text:s text:c="4"/>print("Нормована матриця факторів: \n", norm_factors)</text:p>
      <text:p text:style-name="P175"><text:s text:c="4"/>print("Функції відгуку: \n", Y_matrix)</text:p>
      <text:p text:style-name="P176"><text:span text:style-name="T177"><text:s text:c="4"/>print</text:span><text:span text:style-name="T178">("Середні значення У: ",<text:s/></text:span><text:span text:style-name="T179">mean</text:span><text:span text:style-name="T180">_</text:span><text:span text:style-name="T181">Y</text:span><text:span text:style-name="T182">)</text:span></text:p>
      <text:p text:style-name="P183"><text:span text:style-name="T184"><text:s text:c="4"/></text:span><text:span text:style-name="T185">print</text:span><text:span text:style-name="T186">("Натуралізовані коефіціенти: ",<text:s/></text:span><text:span text:style-name="T187">b</text:span><text:span text:style-name="T188">_</text:span><text:span text:style-name="T189">natural</text:span><text:span text:style-name="T190">)</text:span></text:p>
      <text:p text:style-name="P191"><text:span text:style-name="T192"><text:s text:c="4"/></text:span><text:span text:style-name="T193">print</text:span><text:span text:style-name="T194">("Нормовані коефіціенти: ",<text:s/></text:span><text:span text:style-name="T195">b</text:span><text:span text:style-name="T196">_</text:span><text:span text:style-name="T197">norm</text:span><text:span text:style-name="T198">)</text:span></text:p>
      <text:p text:style-name="P199"><text:span text:style-name="T200"><text:s text:c="4"/></text:span><text:span text:style-name="T201">print("Перевірка 1: ", check1)</text:span></text:p>
      <text:p text:style-name="P202"><text:s text:c="4"/>print("Перевірка 2: ", check2)</text:p>
      <text:p text:style-name="P203"><text:s text:c="4"/>print("Індекси коефіціентів, які задовольняють критерію Стьюдента: ", np.array(indexes)[0])</text:p>
      <text:p text:style-name="P204"><text:s text:c="4"/>print("Критерій Стьюдента: ", np.sum(np.sum(b_natural[indexes] * factors[:, indexes], axis=1), axis=1))</text:p>
      <text:p text:style-name="P205"><text:s text:c="4"/>if fisher_criteria(Y_matrix, np.size(indexes)):</text:p>
      <text:p text:style-name="P206"><text:s text:c="8"/>print("Рівняння регресії є адекватним оригіналу.")</text:p>
      <text:p text:style-name="P207"><text:s text:c="4"/>else:</text:p>
      <text:p text:style-name="P208"><text:s text:c="8"/>print("Рівняння регресії не є адекватним оригіналу.")</text:p>
      <text:p text:style-name="P209">else:</text:p>
      <text:p text:style-name="P210"><text:span text:style-name="T211"><text:s text:c="4"/>print("Дисперсія неоднорідна!"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default-outline-level="2">
      <style:paragraph-properties fo:margin-top="0.1944in" fo:margin-bottom="0.194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3638in"/>
          <style:tab-stop style:type="right" style:position="6.7284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Основнойтекст2" style:display-name="Основной текст2" style:family="paragraph" style:parent-style-name="Standard">
      <style:paragraph-properties fo:widows="0" fo:orphans="0" fo:text-align="center" fo:margin-bottom="1.375in" fo:line-height="0.2402in" fo:text-indent="-0.3611in" fo:background-color="#FFFFFF"/>
      <style:text-properties style:font-name="Times New Roman" style:font-name-complex="Times New Roman" fo:font-size="9.5pt" style:font-size-asian="9.5pt" style:font-size-complex="9.5pt" fo:language="ru" fo:country="RU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language="en" fo:country="US"/>
    </style:style>
    <style:style style:name="НижнийколонтитулЗнак" style:display-name="Нижний колонтитул Знак" style:family="text" style:parent-style-name="Основнойшрифтабзаца">
      <style:text-properties fo:language="en" fo:country="US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fo:language="en" fo:country="US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 fo:language="en" fo:country="US"/>
    </style:style>
    <style:style style:name="Основнойтекст_" style:display-name="Основной текст_" style:family="text" style:parent-style-name="Основнойшрифтабзаца">
      <style:text-properties style:font-name="Times New Roman" style:font-name-complex="Times New Roman" fo:font-size="9.5pt" style:font-size-asian="9.5pt" style:font-size-complex="9.5pt" fo:background-color="#FFFFFF"/>
    </style:style>
    <style:style style:name="ОсновнойтекстПолужирный" style:display-name="Основной текст + Полужирный" style:family="text" style:parent-style-name="Основнойтекст_">
      <style:text-properties style:font-name="Times New Roman" style:font-name-complex="Times New Roman" fo:color="#000000" fo:letter-spacing="normal" style:text-scale="100%" fo:font-size="9.5pt" style:font-size-asian="9.5pt" style:font-size-complex="9.5pt" fo:background-color="#FFFFFF" fo:language="uk" fo:country="UA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n" fo:country="US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ypenamelink" style:display-name="typenamelink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membernamelink" style:display-name="membernamelink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DejaVu Sans" fo:color="#2E74B5" fo:font-size="16pt" style:font-size-asian="16pt" style:font-size-complex="16pt" fo:language="en" fo:country="US"/>
    </style:style>
    <style:style style:name="typenamelink1" style:display-name="typenamelink1" style:family="text" style:parent-style-name="Основнойшрифтабзаца">
      <style:text-properties fo:font-weight="bold" style:font-weight-asian="bold" style:font-weight-complex="bold"/>
    </style:style>
    <style:style style:name="membernamelink1" style:display-name="membernamelink1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asian="Times New Roman" style:font-name-complex="Times New Roman" fo:font-weight="bold" style:font-weight-asian="bold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fo:font-size="11pt" style:font-size-asian="11pt" style:font-size-complex="14pt" style:text-underline-type="none" style:text-underline-color="font-color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>
      <style:text-properties style:font-name-complex="Times New Roman"/>
    </style:style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asian="Times New Roman" style:font-name-complex="Times New Roman" fo:font-weight="bold" style:font-weight-asian="bold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fo:font-size="11pt" style:font-size-asian="11pt" style:font-size-complex="14pt" style:text-underline-type="none" style:text-underline-color="font-color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>
      <style:text-properties style:font-name-complex="Times New Roman"/>
    </style:style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fo:font-weight="bold" style:font-weight-asian="bold"/>
    </style:style>
    <style:style style:name="ListLabel23" style:display-name="ListLabel 23" style:family="text">
      <style:text-properties fo:font-weight="bold" style:font-weight-asian="bold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asian="Calibri" style:font-name-complex="Times New Roman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asian="Calibri" style:font-name-complex="Times New Roman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fo:font-weight="bold" style:font-weight-asian="bold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/>
      </text:list-level-style-bullet>
      <text:list-level-style-bullet text:level="2" text:style-name="WW_CharLFO2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list-style style:name="WWNum2" style:display-name="WWNum2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4LVL1" style:family="text">
      <style:text-properties style:font-name-asian="Times New Roman" style:font-name-complex="Times New Roman" fo:font-weight="bold" style:font-weight-asian="bold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fo:font-size="11pt" style:font-size-asian="11pt" style:font-size-complex="14pt" style:text-underline-type="none" style:text-underline-color="font-color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3" style:display-name="WWNum3">
      <text:list-level-style-number text:level="1" text:style-name="WW_CharLFO4LVL1" style:num-suffix="." style:num-format="1">
        <style:list-level-properties/>
      </text:list-level-style-number>
      <text:list-level-style-number text:level="2" text:style-name="WW_CharLFO4LVL2" style:num-suffix="​" style:num-format="">
        <style:list-level-properties/>
      </text:list-level-style-number>
      <text:list-level-style-number text:level="3" text:style-name="WW_CharLFO4LVL3" style:num-suffix="​" style:num-format="">
        <style:list-level-properties/>
      </text:list-level-style-number>
      <text:list-level-style-number text:level="4" text:style-name="WW_CharLFO4LVL4" style:num-suffix="​" style:num-format="">
        <style:list-level-properties/>
      </text:list-level-style-number>
      <text:list-level-style-number text:level="5" text:style-name="WW_CharLFO4LVL5" style:num-suffix="​" style:num-format="">
        <style:list-level-properties/>
      </text:list-level-style-number>
      <text:list-level-style-number text:level="6" text:style-name="WW_CharLFO4LVL6" style:num-suffix="​" style:num-format="">
        <style:list-level-properties/>
      </text:list-level-style-number>
      <text:list-level-style-number text:level="7" text:style-name="WW_CharLFO4LVL7" style:num-suffix="​" style:num-format="">
        <style:list-level-properties/>
      </text:list-level-style-number>
      <text:list-level-style-number text:level="8" text:style-name="WW_CharLFO4LVL8" style:num-suffix="​" style:num-format="">
        <style:list-level-properties/>
      </text:list-level-style-number>
      <text:list-level-style-number text:level="9" text:style-name="WW_CharLFO4LVL9" style:num-suffix="​" style:num-format="">
        <style:list-level-properties/>
      </text:list-level-style-number>
    </text:list-style>
    <text:list-style style:name="WWNum4" style:display-name="WWNum4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I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LVL1" style:family="text">
      <style:text-properties style:font-name-asian="Times New Roman" style:font-name-complex="Times New Roman" fo:font-weight="bold" style:font-weight-asian="bold" style:font-weight-complex="normal" fo:font-style="normal" style:font-style-asian="normal" style:font-style-complex="normal" fo:text-transform="none" fo:font-variant="normal" style:text-line-through-type="none" fo:color="#000000" fo:letter-spacing="normal" style:text-scale="100%" fo:font-size="11pt" style:font-size-asian="11pt" style:font-size-complex="14pt" style:text-underline-type="none" style:text-underline-color="font-color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text:list-style style:name="WWNum8" style:display-name="WWNum8">
      <text:list-level-style-number text:level="1" text:style-name="WW_CharLFO9LVL1" style:num-suffix="." style:num-format="1">
        <style:list-level-properties/>
      </text:list-level-style-number>
      <text:list-level-style-number text:level="2" text:style-name="WW_CharLFO9LVL2" style:num-suffix="​" style:num-format="">
        <style:list-level-properties/>
      </text:list-level-style-number>
      <text:list-level-style-number text:level="3" text:style-name="WW_CharLFO9LVL3" style:num-suffix="​" style:num-format="">
        <style:list-level-properties/>
      </text:list-level-style-number>
      <text:list-level-style-number text:level="4" text:style-name="WW_CharLFO9LVL4" style:num-suffix="​" style:num-format="">
        <style:list-level-properties/>
      </text:list-level-style-number>
      <text:list-level-style-number text:level="5" text:style-name="WW_CharLFO9LVL5" style:num-suffix="​" style:num-format="">
        <style:list-level-properties/>
      </text:list-level-style-number>
      <text:list-level-style-number text:level="6" text:style-name="WW_CharLFO9LVL6" style:num-suffix="​" style:num-format="">
        <style:list-level-properties/>
      </text:list-level-style-number>
      <text:list-level-style-number text:level="7" text:style-name="WW_CharLFO9LVL7" style:num-suffix="​" style:num-format="">
        <style:list-level-properties/>
      </text:list-level-style-number>
      <text:list-level-style-number text:level="8" text:style-name="WW_CharLFO9LVL8" style:num-suffix="​" style:num-format="">
        <style:list-level-properties/>
      </text:list-level-style-number>
      <text:list-level-style-number text:level="9" text:style-name="WW_CharLFO9LVL9" style:num-suffix="​" style:num-format="">
        <style:list-level-properties/>
      </text:list-level-style-number>
    </text:list-style>
    <style:style style:name="WW_CharLFO10LVL1" style:family="text">
      <style:text-properties fo:font-weight="bold" style:font-weight-asian="bold"/>
    </style:style>
    <text:list-style style:name="WWNum9" style:display-name="WWNum9">
      <text:list-level-style-number text:level="1" text:style-name="WW_CharLFO1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4" style:display-name="WW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6LVL1" style:family="text">
      <style:text-properties fo:font-weight="bold" style:font-weight-asian="bold"/>
    </style:style>
    <text:list-style style:name="WWNum15" style:display-name="WWNum15">
      <text:list-level-style-number text:level="1" text:style-name="WW_CharLFO16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/>
      </text:list-level-style-bullet>
      <text:list-level-style-bullet text:level="2" text:style-name="WW_CharLFO17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7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7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8LVL1" style:family="text">
      <style:text-properties style:font-name-asian="Calibri" style:font-name-complex="Times New Roman"/>
    </style:style>
    <style:style style:name="WW_CharLFO18LVL2" style:family="text">
      <style:text-properties style:font-name-complex="Courier New"/>
    </style:style>
    <style:style style:name="WW_CharLFO18LVL5" style:family="text">
      <style:text-properties style:font-name-complex="Courier New"/>
    </style:style>
    <style:style style:name="WW_CharLFO18LVL8" style:family="text">
      <style:text-properties style:font-name-complex="Courier New"/>
    </style:style>
    <text:list-style style:name="WWNum17" style:display-name="WWNum17">
      <text:list-level-style-bullet text:level="1" text:style-name="WW_CharLFO18LVL1" text:bullet-char="•">
        <style:list-level-properties/>
        <style:text-properties style:font-name="Times New Roman"/>
      </text:list-level-style-bullet>
      <text:list-level-style-bullet text:level="2" text:style-name="WW_CharLFO18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8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8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19LVL1" style:family="text">
      <style:text-properties style:font-name-asian="Calibri" style:font-name-complex="Times New Roman"/>
    </style: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8" style:display-name="WWNum18">
      <text:list-level-style-bullet text:level="1" text:style-name="WW_CharLFO19LVL1" text:bullet-char="•">
        <style:list-level-properties/>
        <style:text-properties style:font-name="Times New Roman"/>
      </text:list-level-style-bullet>
      <text:list-level-style-bullet text:level="2" text:style-name="WW_CharLFO19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19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19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style:style style:name="WW_CharLFO20LVL1" style:family="text">
      <style:text-properties fo:font-weight="bold" style:font-weight-asian="bold"/>
    </style:style>
    <text:list-style style:name="WWNum19" style:display-name="WWNum19">
      <text:list-level-style-number text:level="1" text:style-name="WW_CharLFO20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/>
      </text:list-level-style-bullet>
      <text:list-level-style-bullet text:level="2" text:style-name="WW_CharLFO21LVL2" text:bullet-char="o">
        <style:list-level-properties/>
        <style:text-properties style:font-name="Times New Roman"/>
      </text:list-level-style-bullet>
      <text:list-level-style-bullet text:level="3" text:bullet-char="">
        <style:list-level-properties/>
      </text:list-level-style-bullet>
      <text:list-level-style-bullet text:level="4" text:bullet-char="">
        <style:list-level-properties/>
      </text:list-level-style-bullet>
      <text:list-level-style-bullet text:level="5" text:style-name="WW_CharLFO21LVL5" text:bullet-char="o">
        <style:list-level-properties/>
        <style:text-properties style:font-name="Times New Roman"/>
      </text:list-level-style-bullet>
      <text:list-level-style-bullet text:level="6" text:bullet-char="">
        <style:list-level-properties/>
      </text:list-level-style-bullet>
      <text:list-level-style-bullet text:level="7" text:bullet-char="">
        <style:list-level-properties/>
      </text:list-level-style-bullet>
      <text:list-level-style-bullet text:level="8" text:style-name="WW_CharLFO21LVL8" text:bullet-char="o">
        <style:list-level-properties/>
        <style:text-properties style:font-name="Times New Roman"/>
      </text:list-level-style-bullet>
      <text:list-level-style-bullet text:level="9" text:bullet-char="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margin-left="1.7597in" fo:text-indent="-1.7597in">
        <style:tab-stops>
          <style:tab-stop style:type="center" style:position="6.3in"/>
          <style:tab-stop style:type="right" style:position="6.7284in"/>
        </style:tab-stops>
      </style:paragraph-properties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color="#A6A6A6" fo:language="uk" fo:country="UA"/>
    </style:style>
    <style:style style:name="T4" style:parent-style-name="Основнойшрифтабзаца" style:family="text">
      <style:text-properties style:font-name="Times New Roman" style:font-name-complex="Times New Roman" fo:font-weight="bold" style:font-weight-asian="bold" fo:color="#A6A6A6"/>
    </style:style>
    <style:style style:name="T5" style:parent-style-name="Основнойшрифтабзаца" style:family="text">
      <style:text-properties fo:color="#A6A6A6" fo:language="uk" fo:country="UA"/>
    </style:style>
    <style:style style:name="T6" style:parent-style-name="Основнойшрифтабзаца" style:family="text">
      <style:text-properties style:font-name="Times New Roman" style:font-name-complex="Times New Roman" fo:color="#A6A6A6" fo:language="uk" fo:country="UA"/>
    </style:style>
    <style:style style:name="T7" style:parent-style-name="Основнойшрифтабзаца" style:family="text">
      <style:text-properties style:font-name="Times New Roman" style:font-name-complex="Times New Roman" fo:color="#A6A6A6" fo:language="ru" fo:country="RU"/>
    </style:style>
    <style:style style:name="T8" style:parent-style-name="Основнойшрифтабзаца" style:family="text">
      <style:text-properties style:font-name="Times New Roman" style:font-name-complex="Times New Roman" fo:color="#A6A6A6" fo:language="uk" fo:country="UA"/>
    </style:style>
    <style:style style:name="T9" style:parent-style-name="Основнойшрифтабзаца" style:family="text">
      <style:text-properties style:font-name="Times New Roman" style:font-name-complex="Times New Roman" fo:color="#A6A6A6" fo:language="uk" fo:country="UA"/>
    </style:style>
  </office:automatic-styles>
  <office:master-styles>
    <style:master-page style:name="MP0" style:page-layout-name="PL0">
      <style:header>
        <text:p text:style-name="P2"><text:span text:style-name="T3">Лабораторна робота №</text:span><text:span text:style-name="T4">4</text:span><text:span text:style-name="T5"><text:s/></text:span><text:span text:style-name="T6"><text:tab/></text:span><text:span text:style-name="T7"><text:s text:c="15"/></text:span><text:span text:style-name="T8"><text:tab/></text:span><text:span text:style-name="T9"><text:page-number text:fixed="false">2</text:page-number></text:span></text:p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andr</meta:initial-creator>
    <dc:creator>Alexandr</dc:creator>
    <meta:creation-date>2020-03-30T09:06:00Z</meta:creation-date>
    <dc:date>2020-03-30T09:06:00Z</dc:date>
    <meta:print-date>2020-03-30T09:04:00Z</meta:print-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7" meta:word-count="2524" meta:character-count="3956" meta:row-count="11" meta:non-whitespace-character-count="1439"/>
  </office:meta>
</office:document-meta>
</file>